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bottom="10.00pt"/>
    </style:style>
    <style:style style:name="P2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++ via Visual Studio</text:span></text:p>
      <text:p text:style-name="P1"><text:span text:style-name="T1">go to url:</text:span></text:p>
      <text:p text:style-name="P2"><text:a xlink:href="https://www.visualstudio.com/en-us/downloads/download-visual-studio-vs#DownloadFamilies_2"><text:span text:style-name="T2">https://www.visualstudio.com/en-us/downloads/download-visual-studio-vs#DownloadFamilies_2</text:span></text:a><text:span text:style-name="T3"/></text:p>
      <text:p text:style-name="P2"><text:span text:style-name="T3"/></text:p>
      <text:p text:style-name="P3"><draw:frame text:anchor-type="as-char" svg:width="152.40mm" svg:height="131.76mm" style:rel-width="scale" style:rel-height="scale"><draw:object-ole xlink:href="OleObj1"/><draw:image xlink:href="ObjectReplacements/OleObj1"/></draw:frame><text:span text:style-name="T3"/></text:p>
      <text:p text:style-name="P4"><text:span text:style-name="T3"/></text:p>
      <text:p text:style-name="P4"><text:span text:style-name="T3"/></text:p>
      <text:p text:style-name="P5"><text:span text:style-name="T4">Select Visual Studio 2015</text:span></text:p>
      <text:p text:style-name="P5"><text:span text:style-name="T5"/></text:p>
      <text:p text:style-name="P6"><draw:frame text:anchor-type="as-char" svg:width="79.38mm" svg:height="100.28mm" style:rel-width="scale" style:rel-height="scale"><draw:object-ole xlink:href="OleObj2"/><draw:image xlink:href="ObjectReplacements/OleObj2"/></draw:frame><text:span text:style-name="T5"/></text:p>
      <text:p text:style-name="P7"><text:span text:style-name="T5"/></text:p>
      <text:p text:style-name="P7"><text:span text:style-name="T5"/></text:p>
      <text:p text:style-name="P8"><text:span text:style-name="T6">I chose ISO rather than the Web Installer so that I could put the install package onto GitHub</text:span></text:p>
      <text:p text:style-name="P9"><draw:frame text:anchor-type="as-char" svg:width="118.53mm" svg:height="85.46mm" style:rel-width="scale" style:rel-height="scale"><draw:object-ole xlink:href="OleObj3"/><draw:image xlink:href="ObjectReplacements/OleObj3"/></draw:frame><text:span text:style-name="T7"/></text:p>
      <text:p text:style-name="P10"><text:span text:style-name="T8">Of course save the FIle to the Downloads direcoty</text:span></text:p>
      <text:p text:style-name="P10"><text:span text:style-name="T9"/></text:p>
      <text:p text:style-name="P10"><text:span text:style-name="T10">Or not, as the ISO would take hours</text:span></text:p>
      <text:p text:style-name="P10"><text:span text:style-name="T10">download the Web Installer</text:span></text:p>
      <text:p text:style-name="P11"><draw:frame text:anchor-type="as-char" svg:width="70.91mm" svg:height="102.66mm" style:rel-width="scale" style:rel-height="scale"><draw:object-ole xlink:href="OleObj4"/><draw:image xlink:href="ObjectReplacements/OleObj4"/></draw:frame><text:span text:style-name="T11"/></text:p>
      <text:p text:style-name="P12"><text:span text:style-name="T11"/></text:p>
      <text:p text:style-name="P13"><draw:frame text:anchor-type="as-char" svg:width="118.53mm" svg:height="52.39mm" style:rel-width="scale" style:rel-height="scale"><draw:object-ole xlink:href="OleObj5"/><draw:image xlink:href="ObjectReplacements/OleObj5"/></draw:frame><text:span text:style-name="T11"/></text:p>
      <text:p text:style-name="P14"><text:span text:style-name="T12">and of course save the file</text:span></text:p>
      <text:p text:style-name="P14"><text:span text:style-name="T12">On Firefox</text:span></text:p>
      <text:p text:style-name="P15"><draw:frame text:anchor-type="as-char" svg:width="110.33mm" svg:height="70.11mm" style:rel-width="scale" style:rel-height="scale"><draw:object-ole xlink:href="OleObj6"/><draw:image xlink:href="ObjectReplacements/OleObj6"/></draw:frame><text:span text:style-name="T13"/></text:p>
      <text:p text:style-name="P16"><text:span text:style-name="T14">go to Downloads and slect the vs_community.exe Web Installer</text:span></text:p>
      <text:p text:style-name="P17"><draw:frame text:anchor-type="as-char" svg:width="109.01mm" svg:height="83.61mm" style:rel-width="scale" style:rel-height="scale"><draw:object-ole xlink:href="OleObj7"/><draw:image xlink:href="ObjectReplacements/OleObj7"/></draw:frame><text:span text:style-name="T15"/></text:p>
      <text:p text:style-name="P18"><text:span text:style-name="T16">Run the installer program</text:span></text:p>
      <text:p text:style-name="P18"><text:span text:style-name="T17"/></text:p>
      <text:p text:style-name="P19"><draw:frame text:anchor-type="as-char" svg:width="121.44mm" svg:height="134.67mm" style:rel-width="scale" style:rel-height="scale"><draw:object-ole xlink:href="OleObj8"/><draw:image xlink:href="ObjectReplacements/OleObj8"/></draw:frame><text:span text:style-name="T17"/></text:p>
      <text:p text:style-name="P20"><text:span text:style-name="T18">Select Instal on the bottom right of this dialog.</text:span></text:p>
      <text:p text:style-name="P20"><text:span text:style-name="T18">When the executable dialog appears, select Run</text:span></text:p>
      <text:p text:style-name="P20"><text:span text:style-name="T18"><text:s/>- this dialog can not be saved via print screen so is not shown here.</text:span></text:p>
      <text:p text:style-name="P20"><text:span text:style-name="T19"/></text:p>
      <text:p text:style-name="P21"><draw:frame text:anchor-type="as-char" svg:width="121.71mm" svg:height="167.22mm" style:rel-width="scale" style:rel-height="scale"><draw:object-ole xlink:href="OleObj9"/><draw:image xlink:href="ObjectReplacements/OleObj9"/></draw:frame><text:span text:style-name="T19"/></text:p>
      <text:p text:style-name="P22"><text:span text:style-name="T20">Select install and watch the ride</text:span></text:p>
      <text:p text:style-name="P23"><draw:frame text:anchor-type="as-char" svg:width="121.44mm" svg:height="167.48mm" style:rel-width="scale" style:rel-height="scale"><draw:object-ole xlink:href="OleObj10"/><draw:image xlink:href="ObjectReplacements/OleObj10"/></draw:frame><text:span text:style-name="T21"/></text:p>
      <text:p text:style-name="P24"><text:span text:style-name="T21"/></text:p>
      <text:p text:style-name="P25"><draw:frame text:anchor-type="as-char" svg:width="121.18mm" svg:height="163.78mm" style:rel-width="scale" style:rel-height="scale"><draw:object-ole xlink:href="OleObj11"/><draw:image xlink:href="ObjectReplacements/OleObj11"/></draw:frame><text:span text:style-name="T21"/></text:p>
      <text:p text:style-name="P26"><text:span text:style-name="T22">And Restart.</text:span></text:p>
      <text:p text:style-name="P26"><text:span text:style-name="T22">That did not do it, so back again</text:span></text:p>
      <text:p text:style-name="P27"><draw:frame text:anchor-type="as-char" svg:width="120.91mm" svg:height="171.98mm" style:rel-width="scale" style:rel-height="scale"><draw:object-ole xlink:href="OleObj12"/><draw:image xlink:href="ObjectReplacements/OleObj12"/></draw:frame><text:span text:style-name="T22"/></text:p>
      <text:p text:style-name="P27"><text:span text:style-name="T22">and Modify</text:span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draw:frame text:anchor-type="as-char" svg:width="122.77mm" svg:height="174.36mm" style:rel-width="scale" style:rel-height="scale"><draw:object-ole xlink:href="OleObj13"/><draw:image xlink:href="ObjectReplacements/OleObj13"/></draw:frame><text:span text:style-name="T22"/></text:p>
      <text:p text:style-name="P27"><text:span text:style-name="T22">Select Programming Languages &gt; Visual C++</text:span></text:p>
      <text:p text:style-name="P27"><text:span text:style-name="T22">And Next</text:span></text:p>
      <text:p text:style-name="P27"><draw:frame text:anchor-type="as-char" svg:width="120.39mm" svg:height="166.95mm" style:rel-width="scale" style:rel-height="scale"><draw:object-ole xlink:href="OleObj14"/><draw:image xlink:href="ObjectReplacements/OleObj14"/></draw:frame><text:span text:style-name="T22"/></text:p>
      <text:p text:style-name="P27"><text:span text:style-name="T22">And UPDATE</text:span></text:p>
      <text:p text:style-name="P27"><text:span text:style-name="T22">When the dialog apears, Select RUN</text:span></text:p>
      <text:p text:style-name="P27"><text:span text:style-name="T22">And let it run</text:span></text:p>
      <text:p text:style-name="P27"><draw:frame text:anchor-type="as-char" svg:width="121.44mm" svg:height="174.63mm" style:rel-width="scale" style:rel-height="scale"><draw:object-ole xlink:href="OleObj15"/><draw:image xlink:href="ObjectReplacements/OleObj15"/></draw:frame><text:span text:style-name="T22"/></text:p>
      <text:p text:style-name="P27"><text:span text:style-name="T22">And Done</text:span></text:p>
      <text:p text:style-name="P27"><draw:frame text:anchor-type="as-char" svg:width="121.18mm" svg:height="175.15mm" style:rel-width="scale" style:rel-height="scale"><draw:object-ole xlink:href="OleObj16"/><draw:image xlink:href="ObjectReplacements/OleObj16"/></draw:frame><text:span text:style-name="T22"/></text:p>
      <text:p text:style-name="P27"><text:span text:style-name="T22">select Close</text:span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8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